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Web" style:master-page-name="MP0" style:list-style-name="LFO1" style:family="paragraph">
      <style:paragraph-properties fo:break-before="page" fo:margin-top="0in" fo:margin-bottom="0in" style:line-height-at-least="0.2708in" fo:background-color="#FFFFFF"/>
      <style:text-properties style:font-name="Calibri"/>
    </style:style>
    <style:style style:name="P2" style:parent-style-name="NormalWeb" style:list-style-name="LFO1" style:family="paragraph">
      <style:paragraph-properties fo:margin-top="0in" fo:margin-bottom="0in" style:line-height-at-least="0.2708in" fo:background-color="#FFFFFF"/>
      <style:text-properties style:font-name="Calibri"/>
    </style:style>
    <style:style style:name="P3" style:parent-style-name="NormalWeb" style:list-style-name="LFO1" style:family="paragraph">
      <style:paragraph-properties fo:margin-top="0in" fo:margin-bottom="0in" style:line-height-at-least="0.2708in" fo:background-color="#FFFFFF"/>
    </style:style>
    <style:style style:name="T4" style:parent-style-name="DefaultParagraphFont" style:family="text">
      <style:text-properties style:font-name="Calibri"/>
    </style:style>
    <style:style style:name="T5" style:parent-style-name="DefaultParagraphFont" style:family="text">
      <style:text-properties style:font-name="Calibri"/>
    </style:style>
    <style:style style:name="T6" style:parent-style-name="Hyperlink" style:family="text">
      <style:text-properties style:font-name="Calibri" style:use-window-font-color="true" style:text-underline-type="none"/>
    </style:style>
    <style:style style:name="T7" style:parent-style-name="Hyperlink" style:family="text">
      <style:text-properties style:font-name="Calibri" style:use-window-font-color="true" style:text-underline-type="none"/>
    </style:style>
    <style:style style:name="T8" style:parent-style-name="apple-converted-space" style:family="text">
      <style:text-properties style:font-name="Calibri"/>
    </style:style>
    <style:style style:name="T9" style:parent-style-name="DefaultParagraphFont" style:family="text">
      <style:text-properties style:font-name="Calibri"/>
    </style:style>
    <style:style style:name="T10" style:parent-style-name="DefaultParagraphFont" style:family="text">
      <style:text-properties style:font-name="Calibri"/>
    </style:style>
    <style:style style:name="P11" style:parent-style-name="NormalWeb" style:list-style-name="LFO1" style:family="paragraph">
      <style:paragraph-properties fo:margin-top="0in" fo:margin-bottom="0in" style:line-height-at-least="0.2708in" fo:background-color="#FFFFFF"/>
      <style:text-properties style:font-name="Calibri"/>
    </style:style>
    <style:style style:name="P12" style:parent-style-name="ListParagraph" style:list-style-name="LFO1" style:family="paragraph">
      <style:text-properties fo:font-size="12pt" style:font-size-asian="12pt" style:font-size-complex="12pt"/>
    </style:style>
    <style:style style:name="P13" style:parent-style-name="ListParagraph" style:list-style-name="LFO1" style:family="paragraph">
      <style:text-properties fo:font-size="12pt" style:font-size-asian="12pt" style:font-size-complex="12pt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style:font-name-asian="Times New Roman" style:font-name-complex="Times New Roman" fo:font-size="12pt" style:font-size-asian="12pt" style:font-size-complex="12pt"/>
    </style:style>
    <style:style style:name="P17" style:parent-style-name="ListParagraph" style:list-style-name="LFO1" style:family="paragraph">
      <style:paragraph-properties fo:margin-top="0.0694in" fo:margin-bottom="0.0694in" fo:line-height="100%"/>
      <style:text-properties style:font-name-asian="Times New Roman" style:font-name-complex="Times New Roman" fo:font-size="12pt" style:font-size-asian="12pt" style:font-size-complex="12pt"/>
    </style:style>
    <style:style style:name="P18" style:parent-style-name="ListParagraph" style:list-style-name="LFO1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ListParagraph" style:list-style-name="LFO1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list text:style-name="LFO1" text:continue-numbering="true">
        <text:list-item>
          <text:p text:style-name="P1">Our wonderful city London has not always had this name, can you tell me what it was known as?<text:s/></text:p>
        </text:list-item>
        <text:list-item>
          <text:p text:style-name="P2">Which is<text:s/>the only football team in London to have a<text:s/>Tube station named after them?<text:s/></text:p>
        </text:list-item>
        <text:list-item>
          <text:p text:style-name="P3"><text:span text:style-name="T4">I</text:span><text:span text:style-name="T5">n a plague pit built in 1665,<text:s/></text:span><text:a xlink:href="http://knowledgeoflondon.com/tube.html" office:target-frame-name="_top" xlink:show="replace"><text:span text:style-name="T6">m</text:span><text:span text:style-name="T7">ore than 1,000 bodies are buried</text:span></text:a><text:span text:style-name="T8"> </text:span><text:span text:style-name="T9">underneath<text:s/></text:span><text:span text:style-name="T10">this underground station. Which station is this?</text:span></text:p>
        </text:list-item>
        <text:list-item>
          <text:p text:style-name="P11">Only two Tube stations have<text:s/>all five vowels in their name. Identify them.</text:p>
        </text:list-item>
        <text:list-item>
          <text:p text:style-name="P12">In London<text:s/>Its<text:s/>illegal to die in this place. Which place is this?</text:p>
        </text:list-item>
        <text:list-item>
          <text:p text:style-name="P13">Name an ancient invention still in use in most parts of the world today that allows people to see through walls.</text:p>
        </text:list-item>
        <text:list-item>
          <text:p text:style-name="P14"><text:span text:style-name="T15">How can you throw a ball as hard as you can, and make it stop and return to you, without hitting anything and with nothing attached to it?</text:span><text:span text:style-name="T16"><text:s/></text:span></text:p>
        </text:list-item>
        <text:list-item>
          <text:p text:style-name="P17">If the day after the day before yesterday was Tuesday, and the<text:line-break/>day before the day after tomorrow is Thursday, what day is today?</text:p>
        </text:list-item>
        <text:list-item>
          <text:p text:style-name="P18"><text:span text:style-name="T19">The one who makes it sells it.</text:span><text:span text:style-name="T20"><text:line-break/>The one who buys it doesn't use it.</text:span><text:span text:style-name="T21"><text:line-break/>The one who's using it doesn't know he's using it.</text:span><text:span text:style-name="T22"><text:line-break/>What is it</text:span><draw:frame draw:style-name="a0" draw:name="Picture 1" text:anchor-type="as-char" svg:x="0in" svg:y="0in" svg:width="0.15625in" svg:height="0.16667in" style:rel-width="scale" style:rel-height="scale"><draw:image xlink:href="media/image1.gif" xlink:type="simple" xlink:show="embed" xlink:actuate="onLoad"/><svg:title/><svg:desc>http://www.iriddler.com/images/q.gif</svg:desc></draw:frame></text:p>
        </text:list-item>
        <text:list-item>
          <text:p text:style-name="P23"><text:span text:style-name="T24">What can you ho</text:span><text:span text:style-name="T25">ld in your right hand, but not in your left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ognizant Technology Solutions</meta:initial-creator>
    <dc:creator>Cognizant Technology Solutions</dc:creator>
    <meta:creation-date>2015-11-10T12:50:00Z</meta:creation-date>
    <dc:date>2015-11-10T12:52:00Z</dc:date>
    <meta:template xlink:href="Normal" xlink:type="simple"/>
    <meta:editing-cycles>3</meta:editing-cycles>
    <meta:editing-duration>PT120S</meta:editing-duration>
    <meta:document-statistic meta:page-count="1" meta:paragraph-count="2" meta:word-count="159" meta:character-count="1068" meta:row-count="7" meta:non-whitespace-character-count="911"/>
  </office:meta>
</office:document-meta>
</file>